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9900ff" officeooo:rsid="0004b3ce" officeooo:paragraph-rsid="0004b3ce"/>
    </style:style>
    <style:style style:name="P4" style:family="paragraph" style:parent-style-name="Standard">
      <style:text-properties fo:color="#ff3333" officeooo:rsid="0004b3ce" officeooo:paragraph-rsid="0004b3ce"/>
    </style:style>
    <style:style style:name="P5" style:family="paragraph" style:parent-style-name="Standard">
      <style:text-properties fo:color="#ff3333" officeooo:rsid="0006a67d" officeooo:paragraph-rsid="0006a67d"/>
    </style:style>
    <style:style style:name="P6" style:family="paragraph" style:parent-style-name="Standard">
      <style:text-properties fo:color="#ff3333" officeooo:rsid="00089123" officeooo:paragraph-rsid="00089123"/>
    </style:style>
    <style:style style:name="P7" style:family="paragraph" style:parent-style-name="Standard">
      <style:text-properties fo:color="#ff3333" officeooo:rsid="0008c6b9" officeooo:paragraph-rsid="0008c6b9"/>
    </style:style>
    <style:style style:name="P8" style:family="paragraph" style:parent-style-name="Standard">
      <style:text-properties officeooo:rsid="00089123" officeooo:paragraph-rsid="0004b3ce"/>
    </style:style>
    <style:style style:name="P9" style:family="paragraph" style:parent-style-name="Standard">
      <style:text-properties officeooo:rsid="0008c6b9" officeooo:paragraph-rsid="0008c6b9"/>
    </style:style>
    <style:style style:name="T1"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we hereby submit a revised version of our manuscript "BRAKER1: Unsupervised RNA-Seq-Based Genome Annotation with GeneMark-ET and AUGUSTUS" for your consideration. </text:p>
      <text:p text:style-name="P1"/>
      <text:p text:style-name="P1">Here are our point-by-point answers to the reviewers's concerns about the originally submitted manuscript: </text:p>
      <text:p text:style-name="P1"/>
      <text:p text:style-name="P1">Reviewer: 1 </text:p>
      <text:p text:style-name="P1"/>
      <text:p text:style-name="P3">"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4">We absolutely agree with you. We have now included Table 1 in the main manuscript. This results in a slight exceedance of the usual page limit for Bioinformatics Application Notes. However, we kindly ask the editors to accept this. We are fully willing to pay the additional page charges. </text:p>
      <text:p text:style-name="P1"/>
      <text:p text:style-name="P3">"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4">We modified the caption of (now table 1 of the main manuscript, previously Supplementary Table 1.1): "Accuracy results of the final gene prediction step of BRAKER1 with AUGUSTUS (on softmasked genomes) and MAKER2 (with fully automatic repeat masking, RNA-Seq only source of extrinsic evidence) in genomes of four model organisms." to clarify that this table indeed contains gene prediction results of AUGUSTUS from within BRAKER1. BRAKER1 is a pipeline that uses the advantages of GeneMark-ET to train AUGUSTUS, and final predictions within BRAKER are done by AUGUSTUS. </text:p>
      <text:p text:style-name="P1"/>
      <text:p text:style-name="P3">"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4">We have added a Supplementary Table 1.3 that shows ab intio gene prediction results of SNAP, AUGUSTUS and GeneMark-ES in context with MAKER2. This means, SNAP and AUGUSTUS were trained using intermediate MAKER2 results. In context with Table 1 (main manuscript), these results demonstrate a clear gain in accuracy when predictions from all three gene finders are combined and RNA-Seq and repeat masking are added by MAKER2. </text:p>
      <text:p text:style-name="P1"/>
      <text:p text:style-name="P1"><text:span text:style-name="T1">We have added a Supplementary Table 1.4 that shows ab initio gene prediction results of AUGUSTUS trained by experts (parameters are distributed via the AUGUSTUS release) and ab initio prediction results of AUGUSTUS trained fully automatically by BRAKER1. In context with</text:span> <text:soft-page-break/><text:span text:style-name="T1">Table 1 (main manuscript), these results demonstrate a clear gain in accuracy when RNA-Seq information is added by BRAKER1. </text:span></text:p>
      <text:p text:style-name="P4"/>
      <text:p text:style-name="P4">We would like to clarify that there is not "GeneMark-ET with rna-seq hints". GeneMark-ET always performs ab initio predictions. RNA-Seq information is used during training, only. However, in a way, GeneMark-ES may compare to what you wish to see. GeneMark-ES does not use RNA-Seq information during training. </text:p>
      <text:p text:style-name="P4"/>
      <text:p text:style-name="P5">Supplementary Methods have been extended to describe ab initio gene prediction.</text:p>
      <text:p text:style-name="P1"/>
      <text:p text:style-name="P1"/>
      <text:p text:style-name="P1">Reviewer: 2 </text:p>
      <text:p text:style-name="P1"/>
      <text:p text:style-name="P1">Comments to the Author </text:p>
      <text:p text:style-name="P3">“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3">poses a major bottleneck for the analysis of newly sequenced genomes. </text:p>
      <text:p text:style-name="P3"/>
      <text:p text:style-name="P3">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3">"Some hints on which parameters of the genome/RNA-Seq data mainly dominate the runtime would be interesting." </text:p>
      <text:p text:style-name="P8"/>
      <text:p text:style-name="P6">The main parameter that dominates runtime is the genome size, the dominating steps in the pipeline scale linearly with the genome size and can be run in parallel within BRAKER1. The alignment of RNA-Seq against the genome is time-consuming and the runtime depends very much on the chosen aligner. This was not counted to the runtime of BRAKER1 as the alignment is input to BRAKER1. We expect that this modular approach suits users who often have already aligned their RNA-Seq data with their favorite short read aligner.</text:p>
      <text:p text:style-name="P7">Runtime increases when more alternative splicing is represented within the RNA-Seq alignments by a factor that is roughly the number of predicted alternative transcripts per gene.</text:p>
      <text:p text:style-name="P9"/>
      <text:p text:style-name="P2"/>
      <text:p text:style-name="P3">"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4">There is a comment on this in Supplementary Materials (in the caption of Supplementary Table 1.1): "On the fungus S. ombe, GeneMark-ET is superior to AUGUSTUS in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modate fungal gene organization, therefore, it delivers accuracy that is difficult to exceed even with use of RNA-Seq information in prediction step. However, in future versions of BRAKER1 with AUGUSTUS <text:soft-page-break/>adapting such a model we expect to see the same pattern of improving accuracy with respect to pure ab initio predictions made by GeneMar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09T11:33:59.665671648</dc:date>
    <meta:editing-duration>PT3H27M9S</meta:editing-duration>
    <meta:editing-cycles>6</meta:editing-cycles>
    <meta:generator>LibreOffice/4.2.8.2$Linux_X86_64 LibreOffice_project/420m0$Build-2</meta:generator>
    <meta:document-statistic meta:table-count="0" meta:image-count="0" meta:object-count="0" meta:page-count="3" meta:paragraph-count="24" meta:word-count="1072" meta:character-count="6813" meta:non-whitespace-character-count="5745"/>
  </office:meta>
</office:document-meta>
</file>